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layer</text:p>
          </table:table-cell>
          <table:table-cell table:number-columns-repeated="3"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/>
          <table:table-cell office:value-type="string" calcext:value-type="string">
            <text:p>CONV – <text:s/>pool – re</text:p>
          </table:table-cell>
          <table:table-cell table:number-columns-repeated="3"/>
          <table:table-cell office:value-type="string" calcext:value-type="string">
            <text:p>no fc after p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 – Relu – pool 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100, sgd, 5*5*5</text:p>
          </table:table-cell>
          <table:table-cell office:value-type="string" calcext:value-type="string">
            <text:p>CONV – Relu – pool <text:s/>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100, sgd. 5*3*3</text:p>
          </table:table-cell>
          <table:table-cell office:value-type="string" calcext:value-type="string">
            <text:p>CONV – Relu – pool <text:s/>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100, sgd. 6*5*5</text:p>
          </table:table-cell>
          <table:table-cell office:value-type="string" calcext:value-type="string">
            <text:p>CONV – Relu – pool <text:s/>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100, Adam</text:p>
          </table:table-cell>
          <table:table-cell office:value-type="string" calcext:value-type="string">
            <text:p>CONV – Relu – pool <text:s/>– r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idden 256</text:p>
          </table:table-cell>
          <table:table-cell office:value-type="string" calcext:value-type="string">
            <text:p>[CONV – Relu – pool]x2 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256</text:p>
          </table:table-cell>
          <table:table-cell office:value-type="string" calcext:value-type="string">
            <text:p>[CONV – Relu – pool]x2 – Rex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[CONV – Relu – pool]x2 – dr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CONV – Relu – pool]x2 – BN – 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CONV – Relu – pool]x2 – re – B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[CONV – Relu]x2 – BN – 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string" calcext:value-type="string">
            <text:p>[CONV – Relu]x2 – re – B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dam sgd</text:p>
          </table:table-cell>
          <table:table-cell office:value-type="string" calcext:value-type="string">
            <text:p>[CONV – Relu]x2 – [BN – re]x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am sgd</text:p>
          </table:table-cell>
          <table:table-cell office:value-type="string" calcext:value-type="string">
            <text:p>[CONV – Relu]x2 – [re – BN]x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am 3*3</text:p>
          </table:table-cell>
          <table:table-cell office:value-type="string" calcext:value-type="string">
            <text:p>[CONV – Relu]x2 – dro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g Chen</meta:initial-creator>
    <meta:creation-date>2017-11-28T19:25:34.165062903</meta:creation-date>
    <dc:date>2017-11-28T19:58:27.803436470</dc:date>
    <dc:creator>Cong Chen</dc:creator>
    <meta:editing-duration>PT17M43S</meta:editing-duration>
    <meta:editing-cycles>5</meta:editing-cycles>
    <meta:generator>LibreOffice/5.0.6.2$Linux_X86_64 LibreOffice_project/00$Build-2</meta:generator>
    <meta:document-statistic meta:table-count="1" meta:cell-count="32" meta:object-count="0"/>
  </office:meta>
</office:document-meta>
</file>